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c98e" officeooo:paragraph-rsid="001dc98e"/>
    </style:style>
    <style:style style:name="P2" style:family="paragraph" style:parent-style-name="Standard">
      <style:text-properties officeooo:rsid="001fa351" officeooo:paragraph-rsid="001fa351"/>
    </style:style>
    <style:style style:name="P3" style:family="paragraph" style:parent-style-name="Standard">
      <style:text-properties officeooo:rsid="001fa351" officeooo:paragraph-rsid="0020c5f7"/>
    </style:style>
    <style:style style:name="P4" style:family="paragraph" style:parent-style-name="Standard">
      <style:text-properties officeooo:rsid="0022826d" officeooo:paragraph-rsid="0022826d"/>
    </style:style>
    <style:style style:name="P5" style:family="paragraph" style:parent-style-name="Standard">
      <style:text-properties officeooo:rsid="0022826d" officeooo:paragraph-rsid="002366a2"/>
    </style:style>
    <style:style style:name="P6" style:family="paragraph" style:parent-style-name="Standard">
      <style:text-properties officeooo:rsid="0022826d" officeooo:paragraph-rsid="00257c18"/>
    </style:style>
    <style:style style:name="P7" style:family="paragraph" style:parent-style-name="Standard">
      <style:text-properties officeooo:rsid="0022826d" officeooo:paragraph-rsid="0026198e"/>
    </style:style>
    <style:style style:name="P8" style:family="paragraph" style:parent-style-name="Standard">
      <style:text-properties officeooo:rsid="0026198e" officeooo:paragraph-rsid="0026198e"/>
    </style:style>
    <style:style style:name="P9" style:family="paragraph" style:parent-style-name="Standard">
      <style:text-properties officeooo:rsid="002c37e9" officeooo:paragraph-rsid="002c37e9"/>
    </style:style>
    <style:style style:name="P10" style:family="paragraph" style:parent-style-name="Standard">
      <style:text-properties officeooo:rsid="00331564" officeooo:paragraph-rsid="00331564"/>
    </style:style>
    <style:style style:name="P11" style:family="paragraph" style:parent-style-name="Standard">
      <style:text-properties officeooo:rsid="0033912e" officeooo:paragraph-rsid="0033912e"/>
    </style:style>
    <style:style style:name="T1" style:family="text">
      <style:text-properties officeooo:rsid="0020c5f7"/>
    </style:style>
    <style:style style:name="T2" style:family="text">
      <style:text-properties officeooo:rsid="002366a2"/>
    </style:style>
    <style:style style:name="T3" style:family="text">
      <style:text-properties officeooo:rsid="00257c18"/>
    </style:style>
    <style:style style:name="T4" style:family="text">
      <style:text-properties officeooo:rsid="0026198e"/>
    </style:style>
    <style:style style:name="T5" style:family="text">
      <style:text-properties officeooo:rsid="002de565"/>
    </style:style>
    <style:style style:name="T6" style:family="text">
      <style:text-properties officeooo:rsid="003167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кущая ситуация на рынке субгигагерцовых приемопередатчиков и систем на кристалле.</text:p>
      <text:p text:style-name="P2">Есть два варианта — покупать готовые радиомодули, и прикручивать к ним недорогой массовый микроконтроллер, либо использовать системы на кристалле.</text:p>
      <text:p text:style-name="P2"/>
      <text:p text:style-name="P2"/>
      <text:p text:style-name="P9">Вариант 1:</text:p>
      <text:p text:style-name="P9"/>
      <text:p text:style-name="P9">- <text:span text:style-name="T5">SI443x (4432 в частности) старые радиомодули silicon labs они же RFM22. Уже два года угрожают их снять с производства, но они все еще продаются, причем цена весьма привлекательная — 3$ за штуку у китайцев. Работают нормально без колоссальных потерь пакетов и залипаний (не как RFM69), модуляции FSK, OOK, GFSK.</text:span></text:p>
      <text:p text:style-name="P11">http://www.silabs.com/products/wireless/EZRadioPRO/Pages/si44303132.aspx</text:p>
      <text:p text:style-name="P2"/>
      <text:p text:style-name="P2">- <text:span text:style-name="T6">SI446x — новые модули от SL, очень крутые, умеют 4FSK. У китайцев стоят дорого, 7$.</text:span></text:p>
      <text:p text:style-name="P10">http://www.silabs.com/products/wireless/EZRadioPRO/Pages/Si446x.aspx</text:p>
      <text:p text:style-name="P2"/>
      <text:p text:style-name="P2"/>
      <text:p text:style-name="P2">Вариант <text:span text:style-name="T1">2</text:span>:</text:p>
      <text:p text:style-name="P3"/>
      <text:p text:style-name="P3">- <text:span text:style-name="T1">SOC от SiliconLabs, есть все что нужно, а именно: субгигагерцовый радиомодуль, Cortex M3 или M4, много периферии, даже есть USB. С ценой нифига не понятно, видимо дорого (7$ штука у одного поставщика при непонятно каких объемах) а еще нужен кварц и обвес.</text:span></text:p>
      <text:p text:style-name="P4"><text:a xlink:type="simple" xlink:href="http://www.silabs.com/products/wireless/wirelessmcu/Pages/ezr32lg-wireless-mcu.aspx" text:style-name="Internet_20_link" text:visited-style-name="Visited_20_Internet_20_Link">http://www.silabs.com/products/wireless/wirelessmcu/Pages/ezr32lg-wireless-mcu.aspx</text:a></text:p>
      <text:p text:style-name="P5">ссылка на поставщиков этого добра: <text:a xlink:type="simple" xlink:href="http://www.silabs.com/buysample/Pages/contact-list.aspx?searchLocation=Russia" text:style-name="Internet_20_link" text:visited-style-name="Visited_20_Internet_20_Link"><text:span text:style-name="T2">http://www.silabs.com/buysample/Pages/contact-list.aspx?searchLocation=Russia</text:span></text:a></text:p>
      <text:p text:style-name="P5"/>
      <text:p text:style-name="P6">- <text:span text:style-name="T3">SOC от Freescale, есть почти все что нужно, а именно: субгигагерцовый радиомодуль, проц правда Cortex M0 (послабее будет, но для большинства задач с лихвой достаточно), всякие там уарты с АЦП, эт понятно, но вот USB нету. С ценой и возможностью купить все еще более туманно обстоит.</text:span></text:p>
      <text:p text:style-name="P8">Ссылка: http://www.freescale.com/webapp/sps/site/prod_summary.jsp?code=KW0x</text:p>
      <text:p text:style-name="P6"/>
      <text:p text:style-name="P6">- <text:span text:style-name="T4">cc430 от TI стоят порядка 4,5$ (это при крупных партиях, в розницу у китайцев 7$), на борту достаточно периферии, но нет USB и 16 разрядная архитектура MSP430. Неплохие штуки для реализации всякой мелочевки.</text:span></text:p>
      <text:p text:style-name="P6"/>
      <text:p text:style-name="P7"><text:span text:style-name="T3">- множество других SOC с восьмибитными ядрами, не рассматриваю в силу их унылости и безнадежности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22:31:19.874755466</meta:creation-date>
    <dc:date>2015-03-26T09:42:14.953327208</dc:date>
    <meta:editing-duration>PT10H55M40S</meta:editing-duration>
    <meta:editing-cycles>24</meta:editing-cycles>
    <meta:generator>LibreOffice/4.3.3.2$Linux_X86_64 LibreOffice_project/430m0$Build-2</meta:generator>
    <meta:document-statistic meta:table-count="0" meta:image-count="0" meta:object-count="0" meta:page-count="1" meta:paragraph-count="15" meta:word-count="246" meta:character-count="1905" meta:non-whitespace-character-count="1670"/>
  </office:meta>
</office:document-meta>
</file>